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77bc65" draw:textarea-horizontal-align="justify" draw:textarea-vertical-align="middle" draw:auto-grow-height="false" fo:min-height="1.756cm" fo:min-width="3.729cm"/>
      <style:paragraph-properties style:writing-mode="lr-tb"/>
    </style:style>
    <style:style style:name="gr2" style:family="graphic" style:parent-style-name="standard" style:list-style-name="L1">
      <style:graphic-properties draw:fill-color="#77bc65" draw:textarea-horizontal-align="justify" draw:textarea-vertical-align="middle" draw:auto-grow-height="false" fo:min-height="1.756cm" fo:min-width="3.729cm"/>
      <style:paragraph-properties style:writing-mode="lr-tb"/>
    </style:style>
    <style:style style:name="gr3" style:family="graphic" style:parent-style-name="standard">
      <style:graphic-properties draw:fill="solid" draw:fill-color="#77bc65" draw:textarea-horizontal-align="justify" draw:textarea-vertical-align="middle" draw:auto-grow-height="false" fo:min-height="1.756cm" fo:min-width="3.729cm"/>
      <style:paragraph-properties style:writing-mode="lr-tb"/>
    </style:style>
    <style:style style:name="gr4" style:family="graphic" style:parent-style-name="standard">
      <style:graphic-properties draw:fill="solid" draw:fill-color="#ffdbb6" draw:textarea-horizontal-align="justify" draw:textarea-vertical-align="middle" draw:auto-grow-height="false" fo:min-height="1.756cm" fo:min-width="3.729cm"/>
      <style:paragraph-properties style:writing-mode="lr-tb"/>
    </style:style>
    <style:style style:name="gr5" style:family="graphic" style:parent-style-name="standard" style:list-style-name="L1">
      <style:graphic-properties draw:fill-color="#77bc65" draw:textarea-horizontal-align="justify" draw:textarea-vertical-align="middle" draw:auto-grow-height="false" fo:min-height="1.712cm" fo:min-width="3.946cm"/>
      <style:paragraph-properties style:writing-mode="lr-tb"/>
    </style:style>
    <style:style style:name="gr6" style:family="graphic" style:parent-style-name="standard" style:list-style-name="L1">
      <style:graphic-properties draw:fill-color="#ffdbb6" draw:textarea-horizontal-align="justify" draw:textarea-vertical-align="middle" draw:auto-grow-height="false" fo:min-height="1.782cm" fo:min-width="3.946cm"/>
      <style:paragraph-properties style:writing-mode="lr-tb"/>
    </style:style>
    <style:style style:name="gr7" style:family="graphic" style:parent-style-name="standard" style:list-style-name="L1">
      <style:graphic-properties draw:fill-color="#ffdbb6" draw:textarea-horizontal-align="justify" draw:textarea-vertical-align="middle" draw:auto-grow-height="false" fo:min-height="1.782cm" fo:min-width="3.946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7" style:family="graphic" style:parent-style-name="standard">
      <style:graphic-properties draw:marker-start="Arrowheads_20_9" draw:marker-start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2" style:family="paragraph">
      <loext:graphic-properties draw:fill-color="#77bc65"/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77bc65"/>
      <style:paragraph-properties fo:text-align="center" style:writing-mode="lr-tb"/>
    </style:style>
    <style:style style:name="P5" style:family="paragraph">
      <loext:graphic-properties draw:fill="solid" draw:fill-color="#ffdbb6"/>
      <style:paragraph-properties fo:text-align="center" style:writing-mode="lr-tb"/>
    </style:style>
    <style:style style:name="P6" style:family="paragraph">
      <loext:graphic-properties draw:fill-color="#ffdbb6"/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4.445cm" svg:height="2.222cm" svg:x="15.605cm" svg:y="10.965cm">
          <text:p text:style-name="P1"><text:span text:style-name="T1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4.445cm" svg:height="2.222cm" svg:x="1.635cm" svg:y="10.967cm">
          <text:p text:style-name="P1"><text:span text:style-name="T1">State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4.445cm" svg:height="2.222cm" svg:x="1.635cm" svg:y="14.142cm">
          <text:p text:style-name="P3">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4.445cm" svg:height="2.222cm" svg:x="1.635cm" svg:y="7.791cm">
          <text:p text:style-name="P3">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" draw:id="id2" draw:layer="layout" svg:width="4.445cm" svg:height="2.222cm" svg:x="8.62cm" svg:y="10.965cm">
          <text:p text:style-name="P1"><text:span text:style-name="T1">LiveConfi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" xml:id="id3" draw:id="id3" draw:layer="layout" svg:width="4.445cm" svg:height="2.222cm" svg:x="1.635cm" svg:y="4.616cm">
          <text:p text:style-name="P1"><text:span text:style-name="T1">ClusterConfig</text:span></text:p>
          <draw:enhanced-geometry svg:viewBox="0 0 21600 21600" draw:glue-points="10800 0 0 10800 10800 21600 21600 10800" draw:text-areas="0 0 21600 ?f11" draw:type="paper" draw:modifiers="19627.530364372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xml:id="id7" draw:id="id7" draw:layer="layout" svg:width="4.445cm" svg:height="2.222cm" svg:x="1.635cm" svg:y="17.318cm">
          <text:p text:style-name="P3">Com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" draw:id="id1" draw:layer="layout" svg:width="4.445cm" svg:height="2.222cm" svg:x="1.635cm" svg:y="1.44cm">
          <text:p text:style-name="P1"><text:span text:style-name="T1">LocalConfig</text:span></text:p>
          <draw:enhanced-geometry svg:viewBox="0 0 21600 21600" draw:glue-points="10800 0 0 10800 10800 21600 21600 10800" draw:text-areas="0 0 21600 ?f11" draw:type="paper" draw:modifiers="19627.530364372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xml:id="id8" draw:id="id8" draw:layer="layout" svg:width="4.445cm" svg:height="2.222cm" svg:x="1.635cm" svg:y="20.49cm">
          <text:p text:style-name="P3">Comms</text:p>
          <text:p text:style-name="P3">Seriali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7" draw:layer="layout" svg:x1="6.08cm" svg:y1="2.551cm" svg:x2="8.62cm" svg:y2="12.076cm" draw:start-shape="id1" draw:end-shape="id2" draw:end-glue-point="5" svg:d="M6080 2551h1270v9525h1270" svg:viewBox="0 0 2541 9526">
          <text:p/>
        </draw:connector>
        <draw:connector draw:style-name="gr9" draw:text-style-name="P7" draw:layer="layout" svg:x1="6.08cm" svg:y1="5.727cm" svg:x2="8.62cm" svg:y2="12.076cm" draw:start-shape="id3" draw:start-glue-point="7" draw:end-shape="id2" draw:end-glue-point="5" svg:d="M6080 5727h1270v6349h1270" svg:viewBox="0 0 2541 6350">
          <text:p/>
        </draw:connector>
        <draw:connector draw:style-name="gr10" draw:text-style-name="P7" draw:layer="layout" svg:x1="6.08cm" svg:y1="8.902cm" svg:x2="8.62cm" svg:y2="12.076cm" draw:start-shape="id4" draw:start-glue-point="1" draw:end-shape="id2" draw:end-glue-point="5" svg:d="M6080 8902h1270v3174h1270" svg:viewBox="0 0 2541 3175">
          <text:p/>
        </draw:connector>
        <draw:connector draw:style-name="gr11" draw:text-style-name="P7" draw:layer="layout" svg:x1="6.08cm" svg:y1="12.078cm" svg:x2="8.62cm" svg:y2="12.076cm" draw:start-shape="id5" draw:start-glue-point="1" draw:end-shape="id2" draw:end-glue-point="5" svg:d="M6080 12078h1270v-2h1270" svg:viewBox="0 0 2541 3">
          <text:p/>
        </draw:connector>
        <draw:connector draw:style-name="gr12" draw:text-style-name="P7" draw:layer="layout" svg:x1="6.08cm" svg:y1="15.253cm" svg:x2="8.62cm" svg:y2="12.076cm" draw:start-shape="id6" draw:start-glue-point="1" draw:end-shape="id2" draw:end-glue-point="5" svg:d="M6080 15253h1270v-3177h1270" svg:viewBox="0 0 2541 3178">
          <text:p/>
        </draw:connector>
        <draw:connector draw:style-name="gr13" draw:text-style-name="P7" draw:layer="layout" svg:x1="6.08cm" svg:y1="18.429cm" svg:x2="8.62cm" svg:y2="12.076cm" draw:start-shape="id7" draw:start-glue-point="1" draw:end-shape="id2" svg:d="M6080 18429h1270v-6353h1270" svg:viewBox="0 0 2541 6354">
          <text:p/>
        </draw:connector>
        <draw:connector draw:style-name="gr14" draw:text-style-name="P7" draw:layer="layout" svg:x1="6.08cm" svg:y1="21.601cm" svg:x2="8.62cm" svg:y2="12.076cm" draw:start-shape="id8" draw:start-glue-point="1" draw:end-shape="id2" draw:end-glue-point="5" svg:d="M6080 21601h1270v-9525h1270" svg:viewBox="0 0 2541 9526">
          <text:p/>
        </draw:connector>
        <draw:connector draw:style-name="gr15" draw:text-style-name="P7" draw:layer="layout" svg:x1="13.065cm" svg:y1="12.076cm" svg:x2="15.605cm" svg:y2="12.076cm" draw:start-shape="id2" draw:start-glue-point="7" draw:end-shape="id9" draw:end-glue-point="3" svg:d="M13065 12076h2540" svg:viewBox="0 0 2541 1">
          <text:p/>
        </draw:connector>
        <draw:frame draw:style-name="gr16" draw:text-style-name="P8" draw:layer="layout" svg:width="9.207cm" svg:height="2.384cm" svg:x="9.572cm" svg:y="2.075cm">
          <draw:text-box>
            <text:p>Runtime configuration supplied by administrator</text:p>
          </draw:text-box>
        </draw:frame>
        <draw:line draw:style-name="gr17" draw:text-style-name="P9" draw:layer="layout" svg:x1="6.397cm" svg:y1="2.075cm" svg:x2="9.89cm" svg:y2="3.027cm">
          <text:p/>
        </draw:line>
        <draw:line draw:style-name="gr17" draw:text-style-name="P9" draw:layer="layout" svg:x1="6.715cm" svg:y1="4.932cm" svg:x2="9.89cm" svg:y2="3.027cm">
          <text:p/>
        </draw:line>
        <draw:frame draw:style-name="gr18" draw:text-style-name="P8" draw:layer="layout" svg:width="9.843cm" svg:height="2.54cm" svg:x="9.572cm" svg:y="6.837cm">
          <draw:text-box>
            <text:p>Application API implementation supplied by system programmer</text:p>
          </draw:text-box>
        </draw:frame>
        <draw:line draw:style-name="gr17" draw:text-style-name="P9" draw:layer="layout" svg:x1="6.397cm" svg:y1="8.425cm" svg:x2="9.572cm" svg:y2="7.79cm">
          <text:p/>
        </draw:line>
        <draw:frame draw:style-name="gr18" draw:text-style-name="P8" draw:layer="layout" svg:width="9.843cm" svg:height="4.517cm" svg:x="9.572cm" svg:y="21.125cm">
          <draw:text-box>
            <text:p>Serializer API implementation either built in default or supplied by system programmer. One for Comms module, one for log module. Default for comms is Msgpack, for log is JSON.</text:p>
          </draw:text-box>
        </draw:frame>
        <draw:line draw:style-name="gr17" draw:text-style-name="P9" draw:layer="layout" svg:x1="6.715cm" svg:y1="22.077cm" svg:x2="9.572cm" svg:y2="22.077cm">
          <text:p/>
        </draw:line>
        <draw:frame draw:style-name="gr18" draw:text-style-name="P8" draw:layer="layout" svg:width="9.843cm" svg:height="2.54cm" svg:x="9.572cm" svg:y="17.632cm">
          <draw:text-box>
            <text:p>Comms API implementation either built in default or supplied by system programmer</text:p>
          </draw:text-box>
        </draw:frame>
        <draw:line draw:style-name="gr17" draw:text-style-name="P9" draw:layer="layout" svg:x1="6.398cm" svg:y1="18.902cm" svg:x2="9.255cm" svg:y2="18.902cm">
          <text:p/>
        </draw:line>
        <draw:frame draw:style-name="gr18" draw:text-style-name="P8" draw:layer="layout" svg:width="9.843cm" svg:height="2.54cm" svg:x="9.572cm" svg:y="14.457cm">
          <draw:text-box>
            <text:p>Log API implementation either built in default or supplied by system programmer</text:p>
          </draw:text-box>
        </draw:frame>
        <draw:line draw:style-name="gr17" draw:text-style-name="P9" draw:layer="layout" svg:x1="6.398cm" svg:y1="15.727cm" svg:x2="9.255cm" svg:y2="15.727cm">
          <text:p/>
        </draw:line>
        <draw:custom-shape draw:style-name="gr3" draw:text-style-name="P4" draw:layer="layout" svg:width="4.445cm" svg:height="2.222cm" svg:x="1.635cm" svg:y="23.543cm">
          <text:p text:style-name="P3">Log</text:p>
          <text:p text:style-name="P3">Serializ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9" draw:layer="layout" svg:x1="6.715cm" svg:y1="24.495cm" svg:x2="9.572cm" svg:y2="22.2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4T12:39:17.887564936</meta:creation-date>
    <meta:generator>LibreOffice/7.3.6.2$Linux_X86_64 LibreOffice_project/30$Build-2</meta:generator>
    <dc:date>2023-05-29T12:02:22.410368611</dc:date>
    <meta:editing-duration>P8DT23H37M36S</meta:editing-duration>
    <meta:editing-cycles>5</meta:editing-cycles>
    <meta:document-statistic meta:object-count="30"/>
  </office:meta>
</office:document-meta>
</file>